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mparator Hysteresis Calc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CC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/>
          <table:table-cell table:formula="of:=[.B4]*1000"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R1 should be connected to Vref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kOhm</text:p>
          </table:table-cell>
          <table:table-cell/>
          <table:table-cell table:formula="of:=[.B5]*1000" office:value-type="float" office:value="470000" calcext:value-type="float">
            <text:p>470000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R2 feeds the output back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Vhyst</text:p>
          </table:table-cell>
          <table:table-cell table:formula="of:=([.B3]*[.E4])/([.E4]+[.E5])" office:value-type="float" office:value="0.06875" calcext:value-type="float">
            <text:p>0.0687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0:23:20.434723167</meta:creation-date>
    <dc:date>2023-08-11T00:30:55.987798630</dc:date>
    <meta:editing-duration>PT7M36S</meta:editing-duration>
    <meta:editing-cycles>1</meta:editing-cycles>
    <meta:document-statistic meta:table-count="1" meta:cell-count="19" meta:object-count="0"/>
    <meta:generator>LibreOffice/7.5.5.2$Linux_X86_64 LibreOffice_project/50$Build-2</meta:generator>
  </office:meta>
</office:document-meta>
</file>